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6028" officeooo:paragraph-rsid="00116028" style:font-weight-asian="bold" style:font-weight-complex="bold"/>
    </style:style>
    <style:style style:name="P2" style:family="paragraph" style:parent-style-name="Standard">
      <style:paragraph-properties fo:text-align="center" style:justify-single-word="false"/>
      <style:text-properties fo:font-weight="bold" officeooo:rsid="0012ecee" officeooo:paragraph-rsid="0012ecee" style:font-weight-asian="bold" style:font-weight-complex="bold"/>
    </style:style>
    <style:style style:name="P3" style:family="paragraph" style:parent-style-name="Standard">
      <style:paragraph-properties fo:text-align="start" style:justify-single-word="false"/>
      <style:text-properties fo:font-weight="normal" officeooo:rsid="0012ecee" officeooo:paragraph-rsid="0012ecee" style:font-weight-asian="normal" style:font-weight-complex="normal"/>
    </style:style>
    <style:style style:name="P4" style:family="paragraph" style:parent-style-name="Standard">
      <style:paragraph-properties fo:text-align="start" style:justify-single-word="false"/>
      <style:text-properties style:font-name="Liberation Sans" fo:font-weight="normal" officeooo:rsid="0012ecee" officeooo:paragraph-rsid="0012ecee" style:font-weight-asian="normal" style:font-weight-complex="normal"/>
    </style:style>
    <style:style style:name="P5" style:family="paragraph" style:parent-style-name="Standard">
      <style:paragraph-properties fo:text-align="start" style:justify-single-word="false"/>
      <style:text-properties style:font-name="Liberation Sans" fo:font-weight="normal" officeooo:rsid="00136800" officeooo:paragraph-rsid="00136800" style:font-weight-asian="normal" style:font-weight-complex="normal"/>
    </style:style>
    <style:style style:name="P6" style:family="paragraph" style:parent-style-name="Standard">
      <style:paragraph-properties fo:text-align="start" style:justify-single-word="false"/>
      <style:text-properties style:font-name="Liberation Sans" fo:font-weight="normal" officeooo:rsid="00136800" officeooo:paragraph-rsid="00151357" style:font-weight-asian="normal" style:font-weight-complex="normal"/>
    </style:style>
    <style:style style:name="P7" style:family="paragraph" style:parent-style-name="Standard">
      <style:paragraph-properties fo:text-align="start" style:justify-single-word="false"/>
      <style:text-properties style:font-name="Liberation Sans" fo:font-weight="bold" officeooo:rsid="0012ecee" officeooo:paragraph-rsid="0012ecee" style:font-weight-asian="bold" style:font-weight-complex="bold"/>
    </style:style>
    <style:style style:name="P8" style:family="paragraph" style:parent-style-name="Standard">
      <style:paragraph-properties fo:text-align="start" style:justify-single-word="false"/>
      <style:text-properties style:font-name="Liberation Sans" fo:font-weight="bold" officeooo:rsid="0012ecee" officeooo:paragraph-rsid="00151357" style:font-weight-asian="bold" style:font-weight-complex="bold"/>
    </style:style>
    <style:style style:name="P9" style:family="paragraph" style:parent-style-name="Standard">
      <style:paragraph-properties fo:text-align="start" style:justify-single-word="false"/>
      <style:text-properties style:font-name="Liberation Sans" fo:font-weight="bold" officeooo:rsid="00136800" officeooo:paragraph-rsid="00136800" style:font-weight-asian="bold" style:font-weight-complex="bold"/>
    </style:style>
    <style:style style:name="P10" style:family="paragraph" style:parent-style-name="Standard">
      <style:paragraph-properties fo:text-align="start" style:justify-single-word="false"/>
      <style:text-properties style:font-name="Liberation Sans" fo:font-weight="bold" officeooo:rsid="001433ba" officeooo:paragraph-rsid="001433ba" style:font-weight-asian="bold" style:font-weight-complex="bold"/>
    </style:style>
    <style:style style:name="P11" style:family="paragraph" style:parent-style-name="Standard">
      <style:paragraph-properties fo:text-align="start" style:justify-single-word="false"/>
      <style:text-properties style:font-name="Liberation Sans" fo:font-weight="bold" officeooo:rsid="00151357" officeooo:paragraph-rsid="00151357" style:font-weight-asian="bold" style:font-weight-complex="bold"/>
    </style:style>
    <style:style style:name="P12" style:family="paragraph" style:parent-style-name="Standard">
      <style:paragraph-properties fo:text-align="start" style:justify-single-word="false"/>
      <style:text-properties style:font-name="Liberation Sans" fo:font-weight="bold" officeooo:rsid="00171d5a" officeooo:paragraph-rsid="00171d5a" style:font-weight-asian="bold" style:font-weight-complex="bold"/>
    </style:style>
    <style:style style:name="P13" style:family="paragraph" style:parent-style-name="Standard">
      <style:paragraph-properties fo:text-align="start" style:justify-single-word="false"/>
      <style:text-properties style:font-name="Liberation Sans" fo:font-weight="bold" officeooo:rsid="001983bf" officeooo:paragraph-rsid="001983bf" style:font-weight-asian="bold" style:font-weight-complex="bold"/>
    </style:style>
    <style:style style:name="P14" style:family="paragraph" style:parent-style-name="Standard">
      <style:paragraph-properties fo:text-align="start" style:justify-single-word="false"/>
      <style:text-properties style:font-name="Liberation Sans" fo:font-style="italic" fo:font-weight="bold" officeooo:rsid="001433ba" officeooo:paragraph-rsid="001433ba"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style:font-name="Liberation Sans" fo:font-style="italic" fo:font-weight="bold" officeooo:rsid="001886e7" officeooo:paragraph-rsid="001886e7" style:font-style-asian="italic" style:font-weight-asian="bold" style:font-style-complex="italic" style:font-weight-complex="bold"/>
    </style:style>
    <style:style style:name="P16" style:family="paragraph" style:parent-style-name="Heading_20_3">
      <style:text-properties fo:font-style="italic" style:font-style-asian="italic" style:font-style-complex="italic"/>
    </style:style>
    <style:style style:name="P17" style:family="paragraph">
      <style:paragraph-properties fo:text-align="center"/>
      <style:text-properties style:font-name="Liberation Sans"/>
    </style:style>
    <style:style style:name="P18" style:family="paragraph">
      <loext:graphic-properties draw:fill="none" draw:fill-color="#ffffff"/>
      <style:paragraph-properties fo:text-align="center"/>
      <style:text-properties style:font-name="Liberation Sans"/>
    </style:style>
    <style:style style:name="P1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36800" style:font-weight-asian="normal" style:font-weight-complex="normal"/>
    </style:style>
    <style:style style:name="T3" style:family="text">
      <style:text-properties fo:font-weight="normal" officeooo:rsid="001433ba" style:font-weight-asian="normal" style:font-weight-complex="normal"/>
    </style:style>
    <style:style style:name="T4" style:family="text">
      <style:text-properties fo:font-weight="normal" officeooo:rsid="0014dcf8" style:font-weight-asian="normal" style:font-weight-complex="normal"/>
    </style:style>
    <style:style style:name="T5" style:family="text">
      <style:text-properties fo:font-weight="normal" officeooo:rsid="00151357" style:font-weight-asian="normal" style:font-weight-complex="normal"/>
    </style:style>
    <style:style style:name="T6" style:family="text">
      <style:text-properties fo:font-weight="normal" officeooo:rsid="0016b268" style:font-weight-asian="normal" style:font-weight-complex="normal"/>
    </style:style>
    <style:style style:name="T7" style:family="text">
      <style:text-properties fo:font-weight="normal" officeooo:rsid="001886e7" style:font-weight-asian="normal" style:font-weight-complex="normal"/>
    </style:style>
    <style:style style:name="T8" style:family="text">
      <style:text-properties fo:font-weight="normal" officeooo:rsid="001983bf" style:font-weight-asian="normal" style:font-weight-complex="normal"/>
    </style:style>
    <style:style style:name="T9" style:family="text">
      <style:text-properties officeooo:rsid="00136800"/>
    </style:style>
    <style:style style:name="T10" style:family="text">
      <style:text-properties officeooo:rsid="0014dcf8"/>
    </style:style>
    <style:style style:name="T11" style:family="text">
      <style:text-properties fo:font-size="20pt" fo:font-weight="bold" officeooo:rsid="0014dcf8" style:font-size-asian="20pt" style:font-weight-asian="bold" style:font-size-complex="20pt" style:font-weight-complex="bold"/>
    </style:style>
    <style:style style:name="T12" style:family="text">
      <style:text-properties officeooo:rsid="00151357"/>
    </style:style>
    <style:style style:name="T13" style:family="text">
      <style:text-properties officeooo:rsid="00153b71"/>
    </style:style>
    <style:style style:name="T14" style:family="text">
      <style:text-properties officeooo:rsid="001886e7"/>
    </style:style>
    <style:style style:name="T15" style:family="text">
      <style:text-properties style:font-name="Liberation Sans"/>
    </style:style>
    <style:style style:name="T16" style:family="text">
      <style:text-properties style:font-name="Liberation Sans" fo:font-size="40pt" fo:font-weight="bold" style:font-size-asian="40pt" style:font-weight-asian="bold" style:font-size-complex="40pt" style:font-weight-complex="bold"/>
    </style:style>
    <style:style style:name="gr1" style:family="graphic">
      <style:graphic-properties draw:stroke="solid" svg:stroke-color="#000000" draw:fill="none" draw:fill-color="#ffffff" fo:min-height="1.7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1.773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3465a4" draw:marker-end="Arrow" draw:textarea-horizontal-align="justify" draw:textarea-vertical-align="middle" draw:auto-grow-height="false" fo:min-height="0.94cm" fo:min-width="0.557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marker-end="Arrow" draw:fill="none" draw:fill-color="#ffffff" fo:min-height="1.958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3465a4" draw:marker-end="Arrow" draw:textarea-horizontal-align="justify" draw:textarea-vertical-align="middle" draw:auto-grow-height="false" fo:min-height="0.672cm" fo:min-width="0.557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2.466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3465a4" draw:marker-end="Arrow" draw:textarea-horizontal-align="justify" draw:textarea-vertical-align="middle" draw:auto-grow-height="false" fo:min-height="0.704cm" fo:min-width="0.557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773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3465a4" draw:marker-end="Arrow" draw:textarea-horizontal-align="justify" draw:textarea-vertical-align="middle" draw:auto-grow-height="false" fo:min-height="0.982cm" fo:min-width="0.55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Heading_20_1" text:outline-level="1"><text:span text:style-name="T14">TLDR</text:span>: How BackTrader Executes Code</text:h>
      <text:h text:style-name="P16" text:outline-level="3">Preonce, Once, Next, Init – Why Isn’t My Code <text:span text:style-name="T14">Working</text:span>?</text:h>
      <text:p text:style-name="P2"/>
      <text:p text:style-name="P3"/>
      <text:p text:style-name="P4">Backtrader evolved from a backtesting only platform to a platform that performs real-time processing of data. <text:span text:style-name="T9">It now has </text:span>signal generation from strategies, optimization and trade execution. Because of this there are different ways for Backtrader to execute <text:span text:style-name="T13">indicator </text:span>code <text:span text:style-name="T13">varying depending on whether or not the data is live or historical and preloaded. </text:span></text:p>
      <text:p text:style-name="P4"/>
      <text:p text:style-name="P7"/>
      <text:p text:style-name="P7">Coding for Backtesting:</text:p>
      <text:p text:style-name="P7"/>
      <text:p text:style-name="P5">This is <text:span text:style-name="T13">how </text:span>Backtrader <text:span text:style-name="T13">processes indicator code when backtesting preloaded data</text:span>:</text:p>
      <text:p text:style-name="P5"/>
      <text:p text:style-name="P5"><text:tab/><text:tab/><text:span text:style-name="T13">By LINES<text:tab/><text:tab/><text:tab/><text:tab/><text:tab/><text:tab/> <text:s text:c="4"/>By BARS</text:span></text:p>
      <text:p text:style-name="P5"/>
      <text:p text:style-name="P5"><draw:frame text:anchor-type="paragraph" draw:z-index="9" draw:name="Shape1" draw:style-name="gr1" draw:text-style-name="P18" svg:width="4.313cm" svg:height="1.721cm" svg:x="1.425cm" svg:y="0.328cm"><draw:text-box><text:p text:style-name="P17"><text:span text:style-name="T15">Init</text:span></text:p><text:p text:style-name="P17"><text:span text:style-name="T15">(processes bars as </text:span><text:span text:style-name="T15">lines, all at once)</text:span></text:p></draw:text-box></draw:frame><draw:frame text:anchor-type="paragraph" draw:z-index="12" draw:name="Shape1" draw:style-name="gr1" draw:text-style-name="P18" svg:width="4.313cm" svg:height="1.95cm" svg:x="10.712cm" svg:y="0.392cm"><draw:text-box><text:p text:style-name="P17"><text:span text:style-name="T15">Init</text:span></text:p><text:p text:style-name="P17"><text:span text:style-name="T15">(empty or just cursory </text:span><text:span text:style-name="T15">setup for next)</text:span></text:p><text:p text:style-name="P17"><text:span text:style-name="T15"/></text:p></draw:text-box></draw:frame></text:p>
      <text:p text:style-name="P5"/>
      <text:p text:style-name="P5"/>
      <text:p text:style-name="P5"/>
      <text:p text:style-name="P5"><draw:custom-shape text:anchor-type="paragraph" draw:z-index="15" draw:name="Shape3" draw:style-name="gr9" svg:width="1.112cm" svg:height="1.123cm" svg:x="3.066cm" svg:y="0.101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10" draw:name="Shape3" draw:style-name="gr7" svg:width="1.112cm" svg:height="0.803cm" svg:x="12.326cm" svg:y="0.393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frame text:anchor-type="paragraph" draw:z-index="11" draw:name="Shape2" draw:style-name="gr2" draw:text-style-name="P18" svg:width="4.287cm" svg:height="1.773cm" svg:x="1.478cm" svg:y="0.249cm"><draw:text-box><text:p text:style-name="P19"><text:span text:style-name="T15"/></text:p><text:p text:style-name="P19"><text:span text:style-name="T15">Nothing else needed</text:span></text:p></draw:text-box></draw:frame></text:p>
      <text:p text:style-name="P5"><draw:frame text:anchor-type="paragraph" draw:z-index="13" draw:name="Shape2" draw:style-name="gr2" draw:text-style-name="P18" svg:width="4.287cm" svg:height="1.773cm" svg:x="10.659cm" svg:y="0.265cm"><draw:text-box><text:p text:style-name="P19"><text:span text:style-name="T15"/></text:p><text:p text:style-name="P19"><text:span text:style-name="T15">Run next for each bar </text:span><text:span text:style-name="T15">to caculate</text:span></text:p></draw:text-box></draw:frame></text:p>
      <text:p text:style-name="P5"/>
      <text:p text:style-name="P5"/>
      <text:p text:style-name="P5"/>
      <text:p text:style-name="P5"><draw:frame text:anchor-type="paragraph" draw:z-index="14" draw:name="Shape2" draw:style-name="gr8" draw:text-style-name="P18" svg:width="4.287cm" svg:height="2.112cm" svg:x="5.95cm" svg:y="0.302cm"><draw:text-box><text:p text:style-name="P19"><text:span text:style-name="T15"/></text:p><text:p text:style-name="P19"><text:span text:style-name="T16">OR</text:span></text:p></draw:text-box></draw:frame></text:p>
      <text:p text:style-name="P5"/>
      <text:p text:style-name="P5"/>
      <text:p text:style-name="P5"/>
      <text:p text:style-name="P5"/>
      <text:p text:style-name="P5"><text:tab/><text:tab/><text:span text:style-name="T10">By BARS<text:tab/><text:tab/><text:tab/></text:span><text:span text:style-name="T11"> </text:span><text:span text:style-name="T10"><text:tab/><text:tab/><text:tab/> <text:s text:c="3"/>By BATCH</text:span></text:p>
      <text:p text:style-name="P5"/>
      <text:p text:style-name="P5"><draw:frame text:anchor-type="paragraph" draw:z-index="0" draw:name="Shape1" draw:style-name="gr1" draw:text-style-name="P18" svg:width="4.313cm" svg:height="1.721cm" svg:x="1.425cm" svg:y="0.196cm"><draw:text-box><text:p text:style-name="P17"><text:span text:style-name="T15">Init</text:span></text:p><text:p text:style-name="P17"><text:span text:style-name="T15">(processes bars as </text:span><text:span text:style-name="T15">lines, all at once)</text:span></text:p></draw:text-box></draw:frame><draw:frame text:anchor-type="paragraph" draw:z-index="3" draw:name="Shape4" draw:style-name="gr4" draw:text-style-name="P18" svg:width="4.816cm" svg:height="1.959cm" svg:x="10.342cm" svg:y="0.212cm"><draw:text-box><text:p text:style-name="P19"><text:span text:style-name="T15">Once</text:span></text:p><text:p text:style-name="P19"><text:span text:style-name="T15">(processes an array </text:span><text:span text:style-name="T15">that you step through </text:span><text:span text:style-name="T15">for speed)</text:span></text:p></draw:text-box></draw:frame></text:p>
      <text:p text:style-name="P5"/>
      <text:p text:style-name="P5"/>
      <text:p text:style-name="P5"><draw:custom-shape text:anchor-type="paragraph" draw:z-index="2" draw:name="Shape3" draw:style-name="gr3" svg:width="1.112cm" svg:height="1.075cm" svg:x="3.013cm" svg:y="0.4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4" draw:name="Shape3" draw:style-name="gr5" svg:width="1.112cm" svg:height="0.768cm" svg:x="12.3cm" svg:y="0.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text:p>
      <text:p text:style-name="P7"><text:span text:style-name="T1"/></text:p>
      <text:p text:style-name="P7"><draw:frame text:anchor-type="paragraph" draw:z-index="1" draw:name="Shape2" draw:style-name="gr2" draw:text-style-name="P18" svg:width="4.287cm" svg:height="1.95cm" svg:x="1.478cm" svg:y="0.148cm"><draw:text-box><text:p text:style-name="P19"><text:span text:style-name="T15">Next()</text:span></text:p><text:p text:style-name="P19"><text:span text:style-name="T15">(processes different <text:s/></text:span><text:span text:style-name="T15">individual bars based </text:span><text:span text:style-name="T15">on above bars)</text:span></text:p></draw:text-box></draw:frame><draw:frame text:anchor-type="paragraph" draw:z-index="5" draw:name="Shape2" draw:style-name="gr6" draw:text-style-name="P18" svg:width="4.287cm" svg:height="2.467cm" svg:x="10.712cm" svg:y="0.042cm"><draw:text-box><text:p text:style-name="P19"><text:span text:style-name="T15">It ends.</text:span></text:p><text:p text:style-name="P19"><text:span text:style-name="T15"><text:s/></text:span><text:span text:style-name="T15">It doesn’t run next, </text:span><text:span text:style-name="T15">doesn’t run init, </text:span><text:span text:style-name="T15">nothing. This is for </text:span><text:span text:style-name="T15">speed</text:span></text:p></draw:text-box></draw:frame><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text:p>
      <text:p text:style-name="P7"><text:span text:style-name="T1"/></text:p>
      <text:p text:style-name="P14"><text:span text:style-name="T1">That’s it – it doesn’t execute preonce, once, </text:span><text:span text:style-name="T6">unless it’s running the once routine</text:span><text:span text:style-name="T4"> </text:span><text:span text:style-name="T1"><text:s/>for this mode of execution. </text:span><text:span text:style-name="T4">And </text:span><text:span text:style-name="T6">when running once it doesn’t</text:span><text:span text:style-name="T4"> run init or next. </text:span><text:span text:style-name="T7">And when running init and/or next it is not running once(). </text:span><text:span text:style-name="T4">For simplicity this diagram excludes prenext and similar.</text:span></text:p>
      <text:p text:style-name="P7"><text:span text:style-name="T1"/></text:p>
      <text:p text:style-name="P7"><text:span text:style-name="T1"/></text:p>
      <text:p text:style-name="P7"><text:span text:style-name="T1"/></text:p>
      <text:p text:style-name="P7"><text:span text:style-name="T1"/></text:p>
      <text:p text:style-name="P7"><text:span text:style-name="T4">So y</text:span><text:span text:style-name="T1">ou </text:span><text:span text:style-name="T4">have</text:span><text:span text:style-name="T1"> your file of stored data with timestamps and imported it with read_csv and adddata as various </text:span><text:span text:style-name="T4">online </text:span><text:span text:style-name="T1">examples show. </text:span><text:span text:style-name="T2">You have your timestamps in UTC time and you made sure that they are going from earliest to latest so that backtrader doesn’t try to start from the future. Great! You code your routine in next() so that it executes at each bar. </text:span></text:p>
      <text:p text:style-name="P7"><text:span text:style-name="T2"/></text:p>
      <text:p text:style-name="P9"><text:span text:style-name="T1">...and it runs!</text:span></text:p>
      <text:p text:style-name="P9"><text:span text:style-name="T1"/></text:p>
      <text:p text:style-name="P9"><text:span text:style-name="T1">Fantastic! But it’s slow. </text:span><text:span text:style-name="T3">So you add some preconfiguration in once() to help it along a bit.</text:span></text:p>
      <text:p text:style-name="P9"><text:span text:style-name="T1"/></text:p>
      <text:p text:style-name="P10"><text:span text:style-name="T1">And it explodes. </text:span><text:span text:style-name="T5">You might think “i</text:span><text:span text:style-name="T1">s this platform broken?” Why isn’t once running when the bars have reached the minimum period and then next running for each bar? Why? Because that’s not what backtrader is designed to do. Once is only for backtesting. </text:span><text:span text:style-name="T6">Isolated on its own with its brothers preonce, oncestart, etc.</text:span></text:p>
      <text:p text:style-name="P10"><text:span text:style-name="T1"/></text:p>
      <text:p text:style-name="P10"><text:span text:style-name="T1">So, fine, you move all your code to the once routine but... wait... you spend hours diagnosing only to find out that init() didn’t run and none of your variables are declared/setup/initialized. </text:span><text:span text:style-name="T4">And where are your precalculated lines from init()? </text:span><text:span text:style-name="T5">Why don’t they exist?</text:span></text:p>
      <text:p text:style-name="P10"><text:span text:style-name="T5"/></text:p>
      <text:p text:style-name="P11"><text:span text:style-name="T1">Because that’s not the code path when Backtrader runs the once routine.</text:span><text:span text:style-name="T3"> </text:span><text:span text:style-name="T1">And backtrader will pick which routines to run depending on how the data is supplied. You can force this path by using the runonce flag in cerebro.run().</text:span></text:p>
      <text:p text:style-name="P11"><text:span text:style-name="T1"/></text:p>
      <text:p text:style-name="P11"><text:span text:style-name="T1"/></text:p>
      <text:p text:style-name="P8">Coding for <text:span text:style-name="T12">Real Time Live Data:</text:span></text:p>
      <text:p text:style-name="P8"/>
      <text:p text:style-name="P6">This is how Backtrader sees code <text:span text:style-name="T10">when running against live real time data:</text:span></text:p>
      <text:p text:style-name="P6"/>
      <text:p text:style-name="P6"><text:tab/><text:tab/><text:span text:style-name="T10">By BARS<text:tab/><text:tab/><text:tab/><text:tab/><text:tab/><text:tab/>BY LINES<text:tab/><text:tab/><text:tab/><text:tab/></text:span></text:p>
      <text:p text:style-name="P6"/>
      <text:p text:style-name="P6"><draw:frame text:anchor-type="paragraph" draw:z-index="6" draw:name="Shape1" draw:style-name="gr1" draw:text-style-name="P18" svg:width="4.313cm" svg:height="1.721cm" svg:x="1.425cm" svg:y="0.196cm"><draw:text-box><text:p text:style-name="P17"><text:span text:style-name="T15">Init</text:span></text:p><text:p text:style-name="P17"><text:span text:style-name="T15">(processes bars as </text:span><text:span text:style-name="T15">lines, all at once)</text:span></text:p></draw:text-box></draw:frame><draw:frame text:anchor-type="paragraph" draw:z-index="17" draw:name="Shape2" draw:style-name="gr2" draw:text-style-name="P18" svg:width="4.287cm" svg:height="1.773cm" svg:x="10.421cm" svg:y="0.249cm"><draw:text-box><text:p text:style-name="P19"><text:span text:style-name="T15">Init()</text:span></text:p><text:p text:style-name="P19"><text:span text:style-name="T15">Generates indicator </text:span><text:span text:style-name="T15">lines</text:span></text:p></draw:text-box></draw:frame></text:p>
      <text:p text:style-name="P6"/>
      <text:p text:style-name="P6"/>
      <text:p text:style-name="P6"><draw:custom-shape text:anchor-type="paragraph" draw:z-index="8" draw:name="Shape3" draw:style-name="gr3" svg:width="1.112cm" svg:height="1.075cm" svg:x="3.013cm" svg:y="0.4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custom-shape text:anchor-type="paragraph" draw:z-index="18" draw:name="Shape3" draw:style-name="gr3" svg:width="1.112cm" svg:height="1.075cm" svg:x="11.823cm" svg:y="0.0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text:p>
      <text:p text:style-name="P8"><text:span text:style-name="T1"/></text:p>
      <text:p text:style-name="P8"><draw:frame text:anchor-type="paragraph" draw:z-index="7" draw:name="Shape2" draw:style-name="gr2" draw:text-style-name="P18" svg:width="4.287cm" svg:height="1.773cm" svg:x="1.478cm" svg:y="0.148cm"><draw:text-box><text:p text:style-name="P19"><text:span text:style-name="T15">Next()</text:span></text:p><text:p text:style-name="P19"><text:span text:style-name="T15">(processes individual </text:span><text:span text:style-name="T15">bars)</text:span></text:p></draw:text-box></draw:frame><draw:frame text:anchor-type="paragraph" draw:z-index="16" draw:name="Shape1" draw:style-name="gr1" draw:text-style-name="P18" svg:width="4.313cm" svg:height="1.721cm" svg:x="10.289cm" svg:y="0.153cm"><draw:text-box><text:p text:style-name="P17"><text:span text:style-name="T15">Next()</text:span></text:p><text:p text:style-name="P17"><text:span text:style-name="T15">If desired</text:span></text:p></draw:text-box></draw:frame><text:span text:style-name="T1"/></text:p>
      <text:p text:style-name="P8"><text:span text:style-name="T1"/></text:p>
      <text:p text:style-name="P8"><text:span text:style-name="T1"/></text:p>
      <text:p text:style-name="P8"><text:span text:style-name="T1"/></text:p>
      <text:p text:style-name="P8"><text:soft-page-break/><text:span text:style-name="T1"/></text:p>
      <text:p text:style-name="P8"><text:span text:style-name="T1"/></text:p>
      <text:p text:style-name="P8"><text:span text:style-name="T1"/></text:p>
      <text:p text:style-name="P11"><text:span text:style-name="T1"/></text:p>
      <text:p text:style-name="P10"><text:span text:style-name="T1"/></text:p>
      <text:p text:style-name="P10"><text:span text:style-name="T1">Now you put it to work on real-time code and absolutely nothing happens. Again, once is only for preloaded data for backtesting. </text:span><text:span text:style-name="T5">In real-time, Backtrader will run init and next to process bars.</text:span></text:p>
      <text:p text:style-name="P10"><text:span text:style-name="T5"/></text:p>
      <text:p text:style-name="P12"><text:span text:style-name="T5">A</text:span><text:span text:style-name="T1">nother mistake is to put lines calculations for an indicator in init() and then have additional bar-by-bar calculations for the </text:span>same<text:span text:style-name="T1"> lines object in next(). Because Backtrader calculates the lines object each bar and triggers this with a timer this will not work.</text:span></text:p>
      <text:p text:style-name="P10"><text:span text:style-name="T5"/></text:p>
      <text:p text:style-name="P12"><text:span text:style-name="T5">Y</text:span><text:span text:style-name="T1">ou can create both once and init/next, but one will run when backtrader detects preloaded data, and one will run in live sessions. This can be useful for batch processing before live trading but you have to be certain that the code logic is duplicated and identical between once and next </text:span><text:span text:style-name="T8">or you’ll have different results in backtesting than live data.</text:span></text:p>
      <text:p text:style-name="P12"><text:span text:style-name="T8"/></text:p>
      <text:p text:style-name="P13"><text:span text:style-name="T8">W</text:span><text:span text:style-name="T1">hat if data is real-time but backfilled with pre-stored data from a file? Then the real-time execution pathway of init/next will occur.</text:span></text:p>
      <text:p text:style-name="P12"><text:span text:style-name="T1"/></text:p>
      <text:p text:style-name="P12"><text:span text:style-name="T1"/></text:p>
      <text:p text:style-name="P15"><text:span text:style-name="T1">Written by B. Bradford June 18, 2020</text:span></text:p>
      <text:p text:style-name="P10"><text:span text:style-name="T5"/></text:p>
      <text:p text:style-name="P10"><text:span text:style-name="T1"/></text:p>
      <text:p text:style-name="P10"><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09:47:57.975783964</meta:creation-date>
    <dc:date>2020-06-18T12:41:39.321338415</dc:date>
    <meta:editing-duration>PT18M12S</meta:editing-duration>
    <meta:editing-cycles>3</meta:editing-cycles>
    <meta:generator>LibreOffice/6.0.7.3$Linux_X86_64 LibreOffice_project/00m0$Build-3</meta:generator>
    <meta:document-statistic meta:table-count="0" meta:image-count="0" meta:object-count="0" meta:page-count="3" meta:paragraph-count="22" meta:word-count="548" meta:character-count="3265" meta:non-whitespace-character-count="2699"/>
  </office:meta>
</office:document-meta>
</file>